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fo:color="#ff0000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fo:color="#ff0000" fo:font-size="10pt" style:font-size-asian="10pt" style:font-size-complex="10pt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fo:color="#ff0000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color="#538135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1" style:family="paragraph" style:parent-style-name="Standard" style:master-page-name="Standard">
      <style:paragraph-properties style:page-number="auto" fo:padding-left="0.141cm" fo:padding-right="0.141cm" fo:padding-top="0cm" fo:padding-bottom="0.035cm" fo:border="0.51pt solid #00000a"/>
    </style:style>
    <style:style style:name="P1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3" style:family="paragraph" style:parent-style-name="Standard">
      <style:paragraph-properties fo:break-before="page"/>
      <style:text-properties fo:color="#ff0000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1">
      <style:text-properties officeooo:paragraph-rsid="0009ec57"/>
    </style:style>
    <style:style style:name="P16" style:family="paragraph" style:parent-style-name="List_20_Paragraph" style:list-style-name="WWNum2"/>
    <style:style style:name="P17" style:family="paragraph" style:parent-style-name="List_20_Paragraph" style:list-style-name="WWNum5"/>
    <style:style style:name="P18" style:family="paragraph" style:parent-style-name="List_20_Paragraph">
      <style:text-properties fo:color="#538135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9" style:family="paragraph" style:parent-style-name="List_20_Paragraph" style:list-style-name="WWNum4"/>
    <style:style style:name="P20" style:family="paragraph" style:parent-style-name="List_20_Paragraph" style:list-style-name="WWNum6"/>
    <style:style style:name="P21" style:family="paragraph" style:parent-style-name="List_20_Paragraph" style:list-style-name="WWNum1">
      <style:text-properties officeooo:rsid="00081fe0" officeooo:paragraph-rsid="00081fe0"/>
    </style:style>
    <style:style style:name="P22" style:family="paragraph" style:parent-style-name="List_20_Paragraph" style:list-style-name="WWNum1">
      <style:text-properties officeooo:rsid="0009ec57" officeooo:paragraph-rsid="0009ec57"/>
    </style:style>
    <style:style style:name="P23" style:family="paragraph" style:parent-style-name="List_20_Paragraph" style:list-style-name="WWNum1">
      <style:text-properties officeooo:rsid="000a1b99" officeooo:paragraph-rsid="000a1b99"/>
    </style:style>
    <style:style style:name="P24" style:family="paragraph" style:parent-style-name="List_20_Paragraph">
      <style:paragraph-properties fo:margin-left="1.905cm" fo:margin-right="0cm" fo:text-indent="0cm" style:auto-text-indent="false"/>
      <style:text-properties fo:color="#ff0000" fo:font-size="10pt" fo:font-weight="bold" style:font-size-asian="10pt" style:font-weight-asian="bold" style:font-size-complex="10pt"/>
    </style:style>
    <style:style style:name="T1" style:family="text">
      <style:text-properties fo:color="#ff0000" fo:font-size="10pt" fo:font-weight="bold" style:font-size-asian="10pt" style:font-weight-asian="bold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ff0000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9ec57" style:font-size-asian="10pt" style:font-size-complex="10pt"/>
    </style:style>
    <style:style style:name="T7" style:family="text">
      <style:text-properties fo:font-size="10pt" officeooo:rsid="000a1b99" style:font-size-asian="10pt" style:font-size-complex="10pt"/>
    </style:style>
    <style:style style:name="T8" style:family="text"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/>
    </style:style>
    <style:style style:name="T9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T10" style:family="text">
      <style:text-properties fo:color="#538135" fo:font-size="10pt" style:text-underline-style="solid" style:text-underline-width="auto" style:text-underline-color="font-color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 text:c="15"/>SEQUENCE : <text:s text:c="5"/>Une gouvernance européenne depuis le traité de Maastricht (1992)</text:span></text:p>
      <text:p text:style-name="P1"/>
      <text:p text:style-name="Standard"><text:span text:style-name="T2">POUR LE 5 FEVRIER </text:span><text:bookmark text:name="_GoBack"/></text:p>
      <text:p text:style-name="Standard"><text:span text:style-name="T4">Consignes : visionner la capsule vidéo « Une gouvernance européenne depuis le traité de Maastricht <text:s/>d’Elsa JUSTON sur You Tube et répondez aux questions suivantes </text:span><text:span text:style-name="T5">:</text:span></text:p>
      <text:p text:style-name="P2"/>
      <text:p text:style-name="Standard"><text:span text:style-name="T3">INTRODUCTION :</text:span></text:p>
      <text:p text:style-name="P3"/>
      <text:list xml:id="list7332443325639133479" text:style-name="WWNum1">
        <text:list-item>
          <text:p text:style-name="P14"><text:span text:style-name="T5">D’où vient l’idée de créer des Etats-Unis D’Europe ? Pourquoi ?</text:span></text:p>
        </text:list-item>
        <text:list-item>
          <text:p text:style-name="P14"><text:span text:style-name="T5">Quels sont les 2 modèles proposés ?</text:span></text:p>
        </text:list-item>
        <text:list-item>
          <text:p text:style-name="P14"><text:span text:style-name="T5">Pourquoi le traité de Maastricht marque-t-il un tournant dans la construction européenne ?</text:span></text:p>
        </text:list-item>
      </text:list>
      <text:p text:style-name="Standard"><text:span text:style-name="T8">Problématique </text:span><text:span text:style-name="T9">: Quels sont les enjeux, les évolutions et les difficultés de la gouvernance européenne depuis le traité de Maastricht (1992) ?</text:span></text:p>
      <text:p text:style-name="P1"/>
      <text:list xml:id="list4077615849987989459" text:style-name="WWNum2">
        <text:list-item>
          <text:p text:style-name="P16"><text:span text:style-name="T3">Le reprise de l’élargissement dans le contexte de la guerre froide</text:span><text:span text:style-name="T1">.</text:span></text:p>
        </text:list-item>
      </text:list>
      <text:p text:style-name="P24"/>
      <text:list xml:id="list3727159306485783628" text:style-name="WWNum5">
        <text:list-item>
          <text:p text:style-name="P17"><text:span text:style-name="T10">Un nouveau contexte</text:span></text:p>
        </text:list-item>
      </text:list>
      <text:p text:style-name="P4"/>
      <text:list xml:id="list100630017901436" text:continue-list="list7332443325639133479" text:style-name="WWNum1">
        <text:list-item>
          <text:p text:style-name="P14"><text:span text:style-name="T5">Quand et comment est née la CEE ?</text:span></text:p>
        </text:list-item>
        <text:list-item>
          <text:p text:style-name="P14"><text:span text:style-name="T5">Quelles sont les conséquences de la chute de l’URSS pour la construction européenne ?</text:span></text:p>
        </text:list-item>
        <text:list-item>
          <text:p text:style-name="P14"><text:span text:style-name="T5">Qu’est-ce que les PECO ? Quel est leur objectif ?</text:span></text:p>
        </text:list-item>
      </text:list>
      <text:p text:style-name="P6"/>
      <text:list xml:id="list100630213919133" text:continue-list="list3727159306485783628" text:style-name="WWNum5">
        <text:list-item>
          <text:p text:style-name="P17"><text:span text:style-name="T10">La mise en œuvre de l’élargissement</text:span></text:p>
        </text:list-item>
      </text:list>
      <text:p text:style-name="P18"/>
      <text:list xml:id="list100629838717600" text:continue-list="list100630017901436" text:style-name="WWNum1">
        <text:list-item>
          <text:p text:style-name="P14"><text:span text:style-name="T5">Quelle décision est prise en 1993 au sommet de Copenhague ? Expliquez</text:span></text:p>
        </text:list-item>
        <text:list-item>
          <text:p text:style-name="P14"><text:span text:style-name="T5">Quels élargissements ont eu lieu en 1995 ?2004 ?2007 ?2013 ?</text:span></text:p>
        </text:list-item>
      </text:list>
      <text:p text:style-name="P2"/>
      <text:p text:style-name="P12"/>
      <text:list xml:id="list100631224168666" text:continue-list="list4077615849987989459" text:style-name="WWNum2">
        <text:list-item>
          <text:p text:style-name="P16"><text:span text:style-name="T3">L’approfondissement de l’économie au politique</text:span></text:p>
        </text:list-item>
      </text:list>
      <text:p text:style-name="P7"/>
      <text:list xml:id="list5425474206440402839" text:style-name="WWNum4">
        <text:list-item>
          <text:p text:style-name="P19"><text:span text:style-name="T10">Le traité de Maastricht, un approfondissement politique</text:span></text:p>
        </text:list-item>
      </text:list>
      <text:p text:style-name="P18"/>
      <text:p text:style-name="Standard"><text:span text:style-name="T5"><text:s text:c="10"/>- <text:s text:c="2"/>Date ? Que met-il en place ? Quels sont les trois piliers ? Expliquez le rôle de chacun d’entre eux.</text:span></text:p>
      <text:p text:style-name="Standard"><text:span text:style-name="T5"><text:s text:c="10"/>- <text:s text:c="2"/>Qu’est-ce que l’espace Schengen ?</text:span></text:p>
      <text:p text:style-name="P18"/>
      <text:list xml:id="list100631426840988" text:continue-numbering="true" text:style-name="WWNum4">
        <text:list-item>
          <text:p text:style-name="P19"><text:span text:style-name="T10">Une ratification difficile.</text:span></text:p>
        </text:list-item>
      </text:list>
      <text:p text:style-name="P10"/>
      <text:list xml:id="list100630496144292" text:continue-list="list100629838717600" text:style-name="WWNum1">
        <text:list-item>
          <text:p text:style-name="P14"><text:span text:style-name="T5">Pourquoi peut-on affirmer que ce traité n’est pas bien accepté en France ?</text:span></text:p>
        </text:list-item>
        <text:list-item>
          <text:p text:style-name="P14"><text:span text:style-name="T5">Qu’est-ce que l’Euroscepticisme ?</text:span></text:p>
        </text:list-item>
        <text:list-item>
          <text:p text:style-name="P14"><text:span text:style-name="T5">Que signifie : « Ils dénoncent un traité trop fédéraliste » Développer.</text:span></text:p>
        </text:list-item>
        <text:list-item>
          <text:p text:style-name="P14"><text:span text:style-name="T5">Pourquoi peut-on parler d’une Union Européenne   à la carte » ?</text:span></text:p>
          <text:p text:style-name="P14"><text:span text:style-name="T5"/></text:p>
          <text:list>
            <text:list-header>
              <text:p text:style-name="P21"><text:span text:style-name="T5">Certains estiment que l’Europe se place trop au dessus des Etats</text:span></text:p>
              <text:p text:style-name="P21"><text:span text:style-name="T5">D’autres estiment que ça ne va pas assez loin et qu’il faudrait faire les États-Unis d’Europe</text:span></text:p>
              <text:p text:style-name="P21"><text:span text:style-name="T5">Jacques Delors parle de l’OPNI, un Objet Politique Non Identifié</text:span></text:p>
              <text:p text:style-name="P21"><text:span text:style-name="T5">Tous les pays ne signent </text:span><text:span text:style-name="T6">pas les même traités</text:span></text:p>
              <text:list>
                <text:list-header>
                  <text:p text:style-name="P15"><text:span text:style-name="T6">Des pays de l’UE refusent la monnaie européenne (l’euro)</text:span></text:p>
                </text:list-header>
              </text:list>
              <text:p text:style-name="P15"><text:span text:style-name="T6"/></text:p>
            </text:list-header>
          </text:list>
        </text:list-item>
      </text:list>
      <text:p text:style-name="P13"/>
      <text:list xml:id="list100631240131497" text:continue-list="list100631224168666" text:style-name="WWNum2">
        <text:list-item>
          <text:p text:style-name="P16"><text:span text:style-name="T3">Une Europe politique inachevée</text:span><text:span text:style-name="T1">.</text:span></text:p>
        </text:list-item>
      </text:list>
      <text:p text:style-name="P8"/>
      <text:list xml:id="list258160620647656531" text:style-name="WWNum6">
        <text:list-item>
          <text:p text:style-name="P20"><text:span text:style-name="T10">Quel fonctionnement à 28 ?</text:span></text:p>
        </text:list-item>
      </text:list>
      <text:p text:style-name="P6"/>
      <text:list xml:id="list100631812122867" text:continue-list="list100630496144292" text:style-name="WWNum1">
        <text:list-item>
          <text:p text:style-name="P14"><text:span text:style-name="T5">Quels traités sont signés en 1997 et </text:span><text:span text:style-name="T7">2001</text:span><text:span text:style-name="T5"> ? Quelles décisions sont prises ?</text:span></text:p>
          <text:list>
            <text:list-header>
              <text:p text:style-name="P22"><text:span text:style-name="T5">Amsterdam 1997</text:span></text:p>
              <text:p text:style-name="P22"><text:span text:style-name="T5">Nice 2001</text:span></text:p>
              <text:p text:style-name="P22"><text:span text:style-name="T5">Ils veulent mettre en place une constitution</text:span></text:p>
              <text:list>
                <text:list-header>
                  <text:p text:style-name="P22"><text:span text:style-name="T5">Constitution = C’est ce qui fixe les 3 pouvoirs</text:span></text:p>
                </text:list-header>
              </text:list>
            </text:list-header>
          </text:list>
        </text:list-item>
        <text:list-item>
          <text:p text:style-name="P14"><text:span text:style-name="T5">Par qui le projet de constitution européenne est-il rejeté en 2004 ?</text:span></text:p>
          <text:list>
            <text:list-header>
              <text:p text:style-name="P22"><text:span text:style-name="T5">Par le Pays-Bas et la France</text:span></text:p>
            </text:list-header>
          </text:list>
        </text:list-item>
        <text:list-item>
          <text:p text:style-name="P14"><text:span text:style-name="T5">Qu’est-ce que le traité de Lisbonne ?</text:span></text:p>
        </text:list-item>
        <text:list-item>
          <text:p text:style-name="P14"><text:span text:style-name="T5">Regarder la vidéo sur you tube <text:s/>« les institutions européennes » par CFactuel et expliquez quelles sont les grandes assemblées, qui a le pouvoir législatif, exécutif et judiciaire ? Sur quelles lois l’Europe légifère-telle ? Dans quels domaines intervient-elle pas ?</text:span></text:p>
          <text:list>
            <text:list-header>
              <text:p text:style-name="P23"><text:span text:style-name="T5">Le parlement → législatif </text:span></text:p>
              <text:p text:style-name="P23"><text:span text:style-name="T5">Le conseil → exécutif </text:span></text:p>
              <text:p text:style-name="P23"><text:span text:style-name="T5">La commission → législatif </text:span></text:p>
              <text:p text:style-name="P23"><text:span text:style-name="T5">L’Europe n’intervient pas dans la santé et le social de chaque pays</text:span></text:p>
            </text:list-header>
          </text:list>
        </text:list-item>
      </text:list>
      <text:p text:style-name="P6"/>
      <text:list xml:id="list100630753210968" text:continue-list="list258160620647656531" text:style-name="WWNum6">
        <text:list-item>
          <text:p text:style-name="P20"><text:span text:style-name="T10">Les défis de l’Union Européenne.</text:span></text:p>
        </text:list-item>
      </text:list>
      <text:p text:style-name="P6"/>
      <text:p text:style-name="P5"><text:span text:style-name="T5">-<text:tab/>Quels défis doit-elle relever ?</text:span></text:p>
      <text:p text:style-name="P5"><text:span text:style-name="T5"><text:tab/><text:tab/></text:span></text:p>
      <text:p text:style-name="P6"/>
      <text:p text:style-name="P5"><text:span text:style-name="T3">Conclusion</text:span></text:p>
      <text:p text:style-name="P9"/>
      <text:list xml:id="list100629861010604" text:continue-list="list100631812122867" text:style-name="WWNum1">
        <text:list-item>
          <text:p text:style-name="P14"><text:span text:style-name="T5">Pourquoi l’Union Européenne est-elle considérée comme un géant économique mais un nain politique ?</text:span></text:p>
        </text:list-item>
        <text:list-item>
          <text:p text:style-name="P14"><text:span text:style-name="T5">Quels sont les nouveaux défis qu’elle doit relever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Calibri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de Microsoft Office</meta:initial-creator>
    <meta:editing-cycles>6</meta:editing-cycles>
    <meta:creation-date>2019-01-30T13:03:00</meta:creation-date>
    <dc:date>2019-02-08T10:06:29.578000000</dc:date>
    <meta:editing-duration>PT1H10M10S</meta:editing-duration>
    <meta:generator>LibreOffice/5.1.6.2$Windows_x86 LibreOffice_project/07ac168c60a517dba0f0d7bc7540f5afa45f0909</meta:generator>
    <meta:document-statistic meta:table-count="0" meta:image-count="0" meta:object-count="0" meta:page-count="3" meta:paragraph-count="53" meta:word-count="518" meta:character-count="2956" meta:non-whitespace-character-count="24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